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uidToUrlRewriter.getExtension( Document targetDocument , String requiredExten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uidToUrlRewriter.getAbsoluteLink( URLInformation info , String link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uidToUrlRewriter.matches( String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uidToUrlRewriter.rewrite( String linkUrl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UuidToUrlRewriter.getWebappUrl( Document targetDocument , String anchor , String queryString , String extens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UuidToUrlRewriter.UuidToUrlRewriter( String currentUrl , LinkResolver linkResolver , Document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uidToUrlRewriter.setCurrentDocument( Docume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